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Odlomakpopisa" style:master-page-name="MP0" style:list-style-name="LFO1" style:family="paragraph">
      <style:paragraph-properties fo:break-before="page"/>
      <style:text-properties fo:color="#FF0000"/>
    </style:style>
    <style:style style:name="P2" style:parent-style-name="Normal" style:family="paragraph">
      <style:paragraph-properties fo:margin-bottom="0in" style:line-height-at-least="0.1979in" fo:background-color="#1F1F1F"/>
    </style:style>
    <style:style style:name="T3" style:parent-style-name="Zadanifontodlomka" style:family="text">
      <style:text-properties style:font-name="Consolas" style:font-name-asian="Times New Roman" fo:color="#569CD6" style:letter-kerning="false" fo:font-size="10.5pt" style:font-size-asian="10.5pt" style:font-size-complex="10.5pt" style:language-asian="hr" style:country-asian="HR"/>
    </style:style>
    <style:style style:name="T4" style:parent-style-name="Zadanifontodlomka" style:family="text">
      <style:text-properties style:font-name="Consolas" style:font-name-asian="Times New Roman" fo:color="#CCCCCC" style:letter-kerning="false" fo:font-size="10.5pt" style:font-size-asian="10.5pt" style:font-size-complex="10.5pt" style:language-asian="hr" style:country-asian="HR"/>
    </style:style>
    <style:style style:name="T5" style:parent-style-name="Zadanifontodlomka" style:family="text">
      <style:text-properties style:font-name="Consolas" style:font-name-asian="Times New Roman" fo:color="#4FC1FF" style:letter-kerning="false" fo:font-size="10.5pt" style:font-size-asian="10.5pt" style:font-size-complex="10.5pt" style:language-asian="hr" style:country-asian="HR"/>
    </style:style>
    <style:style style:name="T6" style:parent-style-name="Zadanifontodlomka" style:family="text">
      <style:text-properties style:font-name="Consolas" style:font-name-asian="Times New Roman" fo:color="#CCCCCC" style:letter-kerning="false" fo:font-size="10.5pt" style:font-size-asian="10.5pt" style:font-size-complex="10.5pt" style:language-asian="hr" style:country-asian="HR"/>
    </style:style>
    <style:style style:name="T7" style:parent-style-name="Zadanifontodlomka" style:family="text">
      <style:text-properties style:font-name="Consolas" style:font-name-asian="Times New Roman" fo:color="#D4D4D4" style:letter-kerning="false" fo:font-size="10.5pt" style:font-size-asian="10.5pt" style:font-size-complex="10.5pt" style:language-asian="hr" style:country-asian="HR"/>
    </style:style>
    <style:style style:name="T8" style:parent-style-name="Zadanifontodlomka" style:family="text">
      <style:text-properties style:font-name="Consolas" style:font-name-asian="Times New Roman" fo:color="#CCCCCC" style:letter-kerning="false" fo:font-size="10.5pt" style:font-size-asian="10.5pt" style:font-size-complex="10.5pt" style:language-asian="hr" style:country-asian="HR"/>
    </style:style>
    <style:style style:name="T9" style:parent-style-name="Zadanifontodlomka" style:family="text">
      <style:text-properties style:font-name="Consolas" style:font-name-asian="Times New Roman" fo:color="#B5CEA8" style:letter-kerning="false" fo:font-size="10.5pt" style:font-size-asian="10.5pt" style:font-size-complex="10.5pt" style:language-asian="hr" style:country-asian="HR"/>
    </style:style>
    <style:style style:name="T10" style:parent-style-name="Zadanifontodlomka" style:family="text">
      <style:text-properties style:font-name="Consolas" style:font-name-asian="Times New Roman" fo:color="#CCCCCC" style:letter-kerning="false" fo:font-size="10.5pt" style:font-size-asian="10.5pt" style:font-size-complex="10.5pt" style:language-asian="hr" style:country-asian="HR"/>
    </style:style>
    <style:style style:name="P11" style:parent-style-name="Odlomakpopisa" style:list-style-name="LFO1" style:family="paragraph">
      <style:text-properties fo:color="#FF0000"/>
    </style:style>
    <style:style style:name="P12" style:parent-style-name="Normal" style:family="paragraph">
      <style:paragraph-properties fo:margin-bottom="0in" style:line-height-at-least="0.1979in" fo:background-color="#1F1F1F"/>
    </style:style>
    <style:style style:name="T13" style:parent-style-name="Zadanifontodlomka" style:family="text">
      <style:text-properties style:font-name="Consolas" style:font-name-asian="Times New Roman" fo:color="#6A9955" style:letter-kerning="false" fo:font-size="10.5pt" style:font-size-asian="10.5pt" style:font-size-complex="10.5pt" style:language-asian="hr" style:country-asian="HR"/>
    </style:style>
    <style:style style:name="P14" style:parent-style-name="Normal" style:family="paragraph">
      <style:paragraph-properties fo:margin-bottom="0in" style:line-height-at-least="0.1979in" fo:background-color="#1F1F1F"/>
    </style:style>
    <style:style style:name="T15" style:parent-style-name="Zadanifontodlomka" style:family="text">
      <style:text-properties style:font-name="Consolas" style:font-name-asian="Times New Roman" fo:color="#6A9955" style:letter-kerning="false" fo:font-size="10.5pt" style:font-size-asian="10.5pt" style:font-size-complex="10.5pt" style:language-asian="hr" style:country-asian="HR"/>
    </style:style>
    <style:style style:name="P16" style:parent-style-name="Odlomakpopisa" style:list-style-name="LFO1" style:family="paragraph">
      <style:text-properties fo:color="#FF0000"/>
    </style:style>
  </office:automatic-styles>
  <office:body>
    <office:text text:use-soft-page-breaks="true">
      <text:list text:style-name="LFO1" text:continue-numbering="true">
        <text:list-item>
          <text:p text:style-name="P1">Zadatak</text:p>
        </text:list-item>
      </text:list>
      <text:p text:style-name="Normal">Imamo definiranu<text:s/>varijablu<text:s/>koja sadrži broj stanovnika Hrvatske. Recimo da je prosjek svih zemalja EU 33e6. Provjeri, koristeći varijablu koju ćeš definirati kao „prosjek“ da li je populacija Hr veća od prosjeka EU i ispiši koristeći if/else petlju što će se dogoditi ako je populacija veća/manja od prosjeka EU. Koristite template literal za ispis.</text:p>
      <text:p text:style-name="P2"><text:span text:style-name="T3">const</text:span><text:span text:style-name="T4"><text:s/></text:span><text:span text:style-name="T5">populacija</text:span><text:span text:style-name="T6"><text:s/></text:span><text:span text:style-name="T7">=</text:span><text:span text:style-name="T8"><text:s/></text:span><text:span text:style-name="T9">3.8e6</text:span><text:span text:style-name="T10">;</text:span></text:p>
      <text:p text:style-name="Normal"/>
      <text:list text:style-name="LFO1" text:continue-numbering="true">
        <text:list-item>
          <text:p text:style-name="P11">Zadatak</text:p>
        </text:list-item>
      </text:list>
      <text:p text:style-name="Normal">provjeri ITM (Indeks tjelesne mase) Marka i Josipa i utvrdi čiji je veći.</text:p>
      <text:p text:style-name="Normal">Neka piše Markov koeficijent mase je veći od Josipovog koeficijenta mase ili Josipov koeficijent mase je veći od Markovog koeficijenta mase.</text:p>
      <text:p text:style-name="Normal">Koristite if else pristup i template string za console.log.</text:p>
      <text:p text:style-name="Normal">Podsjetnik:<text:s/>računa se tako da se masa dijeli sa visinom na kvadrat (formula je itm = masa/visina ** 2)</text:p>
      <text:p text:style-name="P12"><text:span text:style-name="T13">  test podaci 1 Marko je težak 78 kg i visok 1.69, Josip 92 kg i 1.95</text:span></text:p>
      <text:p text:style-name="P14"><text:span text:style-name="T15">  test podaci 2 Marko je težak 95 kg i visok 1.88,  Josip 85 kg i 1.76</text:span></text:p>
      <text:p text:style-name="Normal"/>
      <text:list text:style-name="LFO1" text:continue-numbering="true">
        <text:list-item>
          <text:p text:style-name="P16">Zadatak</text:p>
        </text:list-item>
      </text:list>
      <text:p text:style-name="Normal">Rješite koristeći logičke operatore: zamislimo da želimo živjeti u zemlji u kojoj se priča engleski, koja ima manje od 50 m stanovnika i koja nije otok.</text:p>
      <text:p text:style-name="Normal">Utvrdi da li Hrvatska ispunjava te uvjete i ako da ispiši : "Zemlja u kojoj želite živjeti je Hrvatska". Ako ne, onda ispiši : "Hrvatska nije za vas.".</text:p>
      <text:p text:style-name="Normal">Koristite logičke operatore i if else petlju za rješenje zadatka.</text:p>
      <text:p text:style-name="Normal"/>
      <text:p text:style-name="Normal">"fun" dio :D</text:p>
      <text:p text:style-name="Normal"/>
      <text:p text:style-name="Normal">Predvidi rezultat ovih operacija bez unošenja u VSC ili konzolu (pa provjeri):</text:p>
      <text:p text:style-name="Normal"/>
      <text:p text:style-name="Normal">"9" - "5"</text:p>
      <text:p text:style-name="Normal">"19" - "13" + "17"</text:p>
      <text:p text:style-name="Normal">"19" - "13" + 17</text:p>
      <text:p text:style-name="Normal">"123" &lt; 57</text:p>
      <text:p text:style-name="Normal">5 + 6 + "4" + 9 - 4 - 2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onsolas" svg:font-family="Consolas" style:font-family-generic="modern" style:font-pitch="fixed" svg:panose-1="2 11 6 9 2 2 4 3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6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hr" fo:country="HR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Zadanifontodlomka" style:display-name="Zadani font odlomka" style:family="text"/>
    <style:style style:name="Odlomakpopisa" style:display-name="Odlomak popisa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Igor Jevremović</meta:initial-creator>
    <dc:creator>Igor Jevremović</dc:creator>
    <meta:creation-date>2024-03-15T00:14:00Z</meta:creation-date>
    <dc:date>2024-03-15T00:14:00Z</dc:date>
    <meta:template xlink:href="Normal" xlink:type="simple"/>
    <meta:editing-cycles>2</meta:editing-cycles>
    <meta:editing-duration>PT540S</meta:editing-duration>
    <meta:document-statistic meta:page-count="1" meta:paragraph-count="2" meta:word-count="219" meta:character-count="1466" meta:row-count="10" meta:non-whitespace-character-count="1249"/>
  </office:meta>
</office:document-meta>
</file>